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35cm" svg:stroke-color="#fc5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18cm" svg:stroke-color="#18a30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35cm" svg:stroke-color="#18a303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color="#000000" draw:fill-color="#f09e6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23f62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9" style:family="graphic" style:parent-style-name="standard" style:list-style-name="L1">
      <style:graphic-properties draw:stroke="solid" svg:stroke-width="0cm" svg:stroke-color="#000000" draw:marker-start="Arrow" draw:marker-start-width="0.2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09e6f"/>
      <style:paragraph-properties fo:text-align="center"/>
    </style:style>
    <style:style style:name="P4" style:family="paragraph">
      <loext:graphic-properties draw:fill-color="#023f62"/>
      <style:paragraph-properties fo:text-align="cente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3cm" svg:y1="2cm" svg:x2="7cm" svg:y2="10cm">
            <text:p/>
          </draw:line>
          <draw:line draw:style-name="gr1" draw:text-style-name="P1" draw:layer="layout" svg:x1="11cm" svg:y1="2cm" svg:x2="7cm" svg:y2="10cm">
            <text:p/>
          </draw:line>
          <draw:line draw:style-name="gr2" draw:text-style-name="P1" draw:layer="layout" svg:x1="9cm" svg:y1="2cm" svg:x2="7cm" svg:y2="10cm">
            <text:p/>
          </draw:line>
          <draw:line draw:style-name="gr3" draw:text-style-name="P1" draw:layer="layout" svg:x1="4cm" svg:y1="2cm" svg:x2="7.018cm" svg:y2="9.983cm">
            <text:p/>
          </draw:line>
          <draw:custom-shape draw:style-name="gr4" draw:text-style-name="P2" draw:layer="layout" svg:width="0.234cm" svg:height="0.234cm" svg:x="5.6cm" svg:y="6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.9cm" svg:y1="6.5cm" svg:x2="5.8cm" svg:y2="6.5cm">
            <text:p/>
          </draw:line>
          <draw:custom-shape draw:style-name="gr6" draw:text-style-name="P3" draw:layer="layout" svg:width="0.234cm" svg:height="0.234cm" svg:x="7.766cm" svg:y="6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8.9cm" svg:y1="2cm" svg:x2="4.1cm" svg:y2="2cm">
            <text:p/>
          </draw:line>
          <draw:custom-shape draw:style-name="gr7" draw:text-style-name="P4" draw:layer="layout" svg:width="0.234cm" svg:height="0.234cm" svg:x="8.9cm" svg:y="1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0.234cm" svg:height="0.234cm" svg:x="3.9cm" svg:y="1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2cm" svg:y1="2cm" svg:x2="9.2cm" svg:y2="10cm">
            <text:p/>
          </draw:line>
          <draw:line draw:style-name="gr8" draw:text-style-name="P1" draw:layer="layout" svg:x1="13.2cm" svg:y1="2cm" svg:x2="9.2cm" svg:y2="10cm">
            <text:p/>
          </draw:line>
          <draw:line draw:style-name="gr3" draw:text-style-name="P1" draw:layer="layout" svg:x1="6.2cm" svg:y1="2cm" svg:x2="9.218cm" svg:y2="9.983cm">
            <text:p/>
          </draw:line>
          <draw:line draw:style-name="gr9" draw:text-style-name="P5" draw:layer="layout" svg:x1="9.2cm" svg:y1="10cm" svg:x2="7.1cm" svg:y2="10cm">
            <text:p/>
          </draw:line>
          <draw:custom-shape draw:style-name="gr10" draw:text-style-name="P6" draw:layer="layout" svg:width="0.235cm" svg:height="0.234cm" svg:x="9.065cm" svg:y="9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235cm" svg:height="0.234cm" svg:x="6.865cm" svg:y="9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8" draw:layer="layout" svg:width="0.735cm" svg:height="0.645cm" svg:x="6.665cm" svg:y="10.2cm">
            <draw:text-box>
              <text:p text:style-name="P7">A</text:p>
            </draw:text-box>
          </draw:frame>
          <draw:frame draw:style-name="gr11" draw:text-style-name="P8" draw:layer="layout" svg:width="0.735cm" svg:height="0.645cm" svg:x="8.865cm" svg:y="1.255cm">
            <draw:text-box>
              <text:p text:style-name="P7">B</text:p>
            </draw:text-box>
          </draw:frame>
          <draw:frame draw:style-name="gr11" draw:text-style-name="P8" draw:layer="layout" svg:width="0.756cm" svg:height="0.645cm" svg:x="7.844cm" svg:y="5.9cm">
            <draw:text-box>
              <text:p text:style-name="P7">C</text:p>
            </draw:text-box>
          </draw:frame>
          <draw:frame draw:style-name="gr11" draw:text-style-name="P8" draw:layer="layout" svg:width="0.832cm" svg:height="0.645cm" svg:x="5.5cm" svg:y="5.855cm">
            <draw:text-box>
              <text:p text:style-name="P7">C’</text:p>
            </draw:text-box>
          </draw:frame>
          <draw:frame draw:style-name="gr11" draw:text-style-name="P8" draw:layer="layout" svg:width="0.811cm" svg:height="0.645cm" svg:x="3.7cm" svg:y="1.255cm">
            <draw:text-box>
              <text:p text:style-name="P7">B’</text:p>
            </draw:text-box>
          </draw:frame>
          <draw:frame draw:style-name="gr11" draw:text-style-name="P8" draw:layer="layout" svg:width="0.756cm" svg:height="0.645cm" svg:x="8.965cm" svg:y="10.2cm">
            <draw:text-box>
              <text:p text:style-name="P7">D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21:12:39.888817557</meta:creation-date>
    <dc:date>2021-01-19T13:16:11.572971564</dc:date>
    <meta:editing-duration>PT1H54M27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